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egoe WPC" svg:font-family="'Segoe WPC', 'Segoe UI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style:font-name="Arial" fo:font-size="11pt" style:font-size-asian="11pt" style:font-size-complex="11pt"/>
    </style:style>
    <style:style style:name="P2" style:family="paragraph" style:parent-style-name="Text_20_body">
      <style:text-properties style:font-name="Arial" fo:font-size="11pt" style:font-size-asian="11pt" style:font-size-complex="11pt"/>
    </style:style>
    <style:style style:name="P3" style:family="paragraph" style:parent-style-name="Text_20_body" style:list-style-name="L2">
      <style:paragraph-properties fo:margin-top="0in" fo:margin-bottom="0in" style:writing-mode="lr-tb"/>
    </style:style>
    <style:style style:name="P4" style:family="paragraph" style:parent-style-name="Text_20_body" style:list-style-name="L2">
      <style:paragraph-properties fo:margin-top="0in" fo:margin-bottom="0in" style:writing-mode="lr-tb"/>
      <style:text-properties style:font-name="Arial" fo:font-size="11pt" style:font-size-asian="11pt" style:font-size-complex="11pt"/>
    </style:style>
    <style:style style:name="P5" style:family="paragraph" style:parent-style-name="Text_20_body" style:list-style-name="L2">
      <style:paragraph-properties style:writing-mode="lr-tb"/>
    </style:style>
    <style:style style:name="P6" style:family="paragraph" style:parent-style-name="Standard">
      <style:text-properties style:font-name="Arial" fo:font-size="11pt" style:font-size-asian="11pt" style:font-size-complex="11pt"/>
    </style:style>
    <style:style style:name="T1" style:family="text">
      <style:text-properties style:font-name="Arial"/>
    </style:style>
    <style:style style:name="T2" style:family="text">
      <style:text-properties style:font-name="Arial" fo:font-size="11pt" style:font-size-asian="11pt" style:font-size-complex="11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Create New Estimates</text:h>
      <text:p text:style-name="P2">Use the Cost Estimator to generate a personalized college cost estimate by entering student and financial information.</text:p>
      <text:h text:style-name="P1" text:outline-level="1"><text:bookmark text:name="d822e32"/>Procedure</text:h>
      <text:p text:style-name="P2">1. Navigate to the <text:span text:style-name="T3">Cost Estimator &gt; Estimates &gt; New Estimate</text:span>.</text:p>
      <text:p text:style-name="P2"><text:span text:style-name="T3">Result:</text:span> The <text:span text:style-name="T3">Estimator</text:span> page displays.</text:p>
      <text:p text:style-name="P2">2. Accept the Terms of Use agreement and click <text:span text:style-name="T3">Get Started</text:span>.</text:p>
      <text:p text:style-name="P2">3. Enter the required information on the <text:span text:style-name="T3">Profile</text:span> page and click <text:span text:style-name="T3">Next</text:span>.</text:p>
      <text:p text:style-name="P2">4. Complete the <text:span text:style-name="T3">Status</text:span> page and click <text:span text:style-name="T3">Next</text:span>.</text:p>
      <text:p text:style-name="P2">5. Provide household financial information on the <text:span text:style-name="T3">Finance</text:span> page and click <text:span text:style-name="T3">Next</text:span>.</text:p>
      <text:p text:style-name="P2">6. Enter your details on the <text:span text:style-name="T3">About You</text:span> page and click <text:span text:style-name="T3">Next</text:span>.</text:p>
      <text:p text:style-name="P2"><text:span text:style-name="T3">Result:</text:span> Review the available tab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egoe WPC" svg:font-family="'Segoe WPC', 'Segoe UI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egan H</meta:initial-creator>
    <meta:creation-date>2026-03-10T13:41:00.93</meta:creation-date>
    <dc:date>2026-03-10T14:36:33.32</dc:date>
    <dc:creator>Megan H</dc:creator>
    <meta:editing-duration>PT25M</meta:editing-duration>
    <meta:editing-cycles>1</meta:editing-cycles>
    <meta:generator>OpenOffice/4.1.8$Win32 OpenOffice.org_project/418m3$Build-9803</meta:generator>
    <meta:document-statistic meta:table-count="0" meta:image-count="0" meta:object-count="0" meta:page-count="1" meta:paragraph-count="11" meta:word-count="97" meta:character-count="586"/>
  </office:meta>
</office:document-meta>
</file>